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.SFNS-Bold" svg:font-family=".SFNS-Bold" style:font-pitch="variable"/>
    <style:font-face style:name=".SFNS-Heavy" svg:font-family=".SFNS-Heavy" style:font-pitch="variable"/>
    <style:font-face style:name=".SFNS-Regular" svg:font-family=".SFNS-Regular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venir" svg:font-family="Aveni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line-height="13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venir" fo:font-size="13pt" style:font-size-asian="13pt" style:font-size-complex="13pt"/>
    </style:style>
    <style:style style:name="P2" style:family="paragraph" style:parent-style-name="Standard">
      <style:paragraph-properties fo:line-height="13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e0e0e" loext:opacity="100%" style:font-name="Avenir" fo:font-size="13pt" fo:font-weight="normal" style:font-size-asian="13pt" style:font-weight-asian="normal" style:font-size-complex="13pt"/>
    </style:style>
    <style:style style:name="P3" style:family="paragraph" style:parent-style-name="Standard" style:list-style-name="L1">
      <style:paragraph-properties fo:line-height="13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venir" fo:font-size="13pt" officeooo:paragraph-rsid="000ae31d" style:font-size-asian="13pt" style:font-size-complex="13pt"/>
    </style:style>
    <style:style style:name="P4" style:family="paragraph" style:parent-style-name="Standard" style:list-style-name="L2">
      <style:paragraph-properties fo:line-height="13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venir" fo:font-size="13pt" officeooo:paragraph-rsid="000ae31d" style:font-size-asian="13pt" style:font-size-complex="13pt"/>
    </style:style>
    <style:style style:name="P5" style:family="paragraph" style:parent-style-name="Standard" style:list-style-name="L1">
      <style:paragraph-properties fo:line-height="13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e0e0e" loext:opacity="100%" style:font-name="Avenir" fo:font-size="13pt" fo:font-weight="normal" style:font-size-asian="13pt" style:font-weight-asian="normal" style:font-size-complex="13pt"/>
    </style:style>
    <style:style style:name="P6" style:family="paragraph" style:parent-style-name="Standard" style:list-style-name="L3">
      <style:paragraph-properties fo:line-height="13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venir" fo:font-size="13pt" officeooo:paragraph-rsid="000ae31d" style:font-size-asian="13pt" style:font-size-complex="13pt"/>
    </style:style>
    <style:style style:name="P7" style:family="paragraph" style:parent-style-name="Standard" style:list-style-name="L1">
      <style:paragraph-properties fo:line-height="13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venir" fo:font-size="13pt" style:font-size-asian="13pt" style:font-size-complex="13pt"/>
    </style:style>
    <style:style style:name="P8" style:family="paragraph" style:parent-style-name="Standard" style:list-style-name="L4">
      <style:paragraph-properties fo:line-height="13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venir" fo:font-size="13pt" officeooo:paragraph-rsid="000ae31d" style:font-size-asian="13pt" style:font-size-complex="13pt"/>
    </style:style>
    <style:style style:name="P9" style:family="paragraph" style:parent-style-name="Standard" style:list-style-name="L4">
      <style:paragraph-properties fo:line-height="135%">
        <style:tab-stops>
          <style:tab-stop style:position="0.176cm" style:type="right"/>
          <style:tab-stop style:position="0.459cm"/>
        </style:tab-stops>
      </style:paragraph-properties>
      <style:text-properties style:font-name="Avenir" fo:font-size="13pt" style:font-size-asian="13pt" style:font-size-complex="13pt"/>
    </style:style>
    <style:style style:name="P10" style:family="paragraph" style:parent-style-name="Standard" style:list-style-name="L4">
      <style:paragraph-properties fo:line-height="135%" fo:text-align="justify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venir" fo:font-size="13pt" style:font-size-asian="13pt" style:font-size-complex="13pt"/>
    </style:style>
    <style:style style:name="T1" style:family="text">
      <style:text-properties fo:color="#0e0e0e" loext:opacity="100%" style:font-name=".SFNS-Regular" fo:font-size="12pt" fo:font-weight="normal" style:font-size-asian="12pt" style:font-weight-asian="normal"/>
    </style:style>
    <style:style style:name="T2" style:family="text">
      <style:text-properties fo:color="#0e0e0e" loext:opacity="100%" fo:font-weight="bold" officeooo:rsid="000ae31d" style:font-weight-asian="bold" style:font-weight-complex="bold"/>
    </style:style>
    <style:style style:name="T3" style:family="text">
      <style:text-properties fo:color="#0e0e0e" loext:opacity="100%" fo:font-weight="bold" style:font-weight-asian="bold"/>
    </style:style>
    <style:style style:name="T4" style:family="text">
      <style:text-properties fo:color="#0e0e0e" loext:opacity="100%" fo:font-weight="normal" style:font-weight-asian="normal"/>
    </style:style>
    <style:style style:name="T5" style:family="text">
      <style:text-properties fo:color="#0e0e0e" loext:opacity="100%" fo:font-weight="bold" officeooo:rsid="000ae31d" style:font-weight-asian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4-Gewinnt Spielanleitung</text:span></text:p>
      <text:p text:style-name="P2" loext:marker-style-name="T1"/>
      <text:list xml:id="list4033967930" text:style-name="L1">
        <text:list-item>
          <text:p text:style-name="P3" loext:marker-style-name="T1"><text:span text:style-name="T3">Bereit-Modus: </text:span><text:span text:style-name="T4">Bei laufender </text:span><text:span text:style-name="T3">Regenbogenanimation</text:span><text:span text:style-name="T4">: </text:span></text:p>
        </text:list-item>
      </text:list>
      <text:list text:style-name="L2">
        <text:list-item>
          <text:list>
            <text:list-item>
              <text:p text:style-name="P4" loext:marker-style-name="T1"><text:span text:style-name="T4">Drücke eine </text:span><text:span text:style-name="T3">beliebige Taste</text:span><text:span text:style-name="T4">, um das Spiel zu starten.</text:span></text:p>
            </text:list-item>
          </text:list>
        </text:list-item>
      </text:list>
      <text:list xml:id="list114433429364568" text:continue-list="list4033967930" text:style-name="L1">
        <text:list-header>
          <text:p text:style-name="P5" loext:marker-style-name="T1"/>
        </text:list-header>
        <text:list-item>
          <text:p text:style-name="P3" loext:marker-style-name="T1"><text:span text:style-name="T3">Spielerauswahl:</text:span><text:span text:style-name="T4"> </text:span><text:span text:style-name="T3">Spieler Rot</text:span><text:span text:style-name="T4"> und </text:span><text:span text:style-name="T3">Spieler Gelb</text:span><text:span text:style-name="T4"> auswählen:</text:span></text:p>
        </text:list-item>
      </text:list>
      <text:list text:style-name="L3">
        <text:list-item>
          <text:list>
            <text:list-item>
              <text:p text:style-name="P6" loext:marker-style-name="T1"><text:span text:style-name="T3">Taste 1</text:span><text:span text:style-name="T4">: Mensch</text:span></text:p>
            </text:list-item>
            <text:list-item>
              <text:p text:style-name="P6" loext:marker-style-name="T1"><text:span text:style-name="T3">Taste 2</text:span><text:span text:style-name="T4">: KI</text:span></text:p>
            </text:list-item>
          </text:list>
        </text:list-item>
      </text:list>
      <text:list text:continue-list="list114433429364568" text:style-name="L1">
        <text:list-header>
          <text:p text:style-name="P5" loext:marker-style-name="T1"/>
        </text:list-header>
        <text:list-item>
          <text:p text:style-name="P7" loext:marker-style-name="T1"><text:span text:style-name="T3">Spielphase: </text:span><text:span text:style-name="T4">Spieler wählen ihre Spalte durch Drücken von </text:span><text:span text:style-name="T3">Taste 1 bis 7</text:span><text:span text:style-name="T4">, passend zu den Spalten.</text:span></text:p>
          <text:p text:style-name="P5" loext:marker-style-name="T1"/>
        </text:list-item>
        <text:list-item>
          <text:p text:style-name="P3" loext:marker-style-name="T1"><text:span text:style-name="T3">Spielende:</text:span></text:p>
        </text:list-item>
      </text:list>
      <text:list text:style-name="L4">
        <text:list-item>
          <text:list>
            <text:list-item>
              <text:p text:style-name="P8" loext:marker-style-name="T1"><text:span text:style-name="T3">Gewinner</text:span><text:span text:style-name="T4"> wird auf den LEDs angezeigt.</text:span></text:p>
            </text:list-item>
            <text:list-item>
              <text:p text:style-name="P9" loext:marker-style-name="T1"><text:span text:style-name="T3">Nach 5 Sekunden</text:span><text:span text:style-name="T4"> startet die </text:span><text:span text:style-name="T3">Spielerauswahl</text:span><text:span text:style-name="T4"> neu.</text:span></text:p>
            </text:list-item>
            <text:list-item>
              <text:p text:style-name="P10" loext:marker-style-name="T1"><text:span text:style-name="T5">K</text:span><text:span text:style-name="T3">I-vs-KI</text:span><text:span text:style-name="T4">: Ein neues Spiel startet automatisch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.SFNS-Bold" svg:font-family=".SFNS-Bold" style:font-pitch="variable"/>
    <style:font-face style:name=".SFNS-Heavy" svg:font-family=".SFNS-Heavy" style:font-pitch="variable"/>
    <style:font-face style:name=".SFNS-Regular" svg:font-family=".SFNS-Regular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venir" svg:font-family="Aveni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3T11:37:03.942552542</meta:creation-date>
    <dc:date>2024-09-23T11:44:32.307438981</dc:date>
    <meta:editing-duration>PT7M29S</meta:editing-duration>
    <meta:editing-cycles>1</meta:editing-cycles>
    <meta:document-statistic meta:table-count="0" meta:image-count="0" meta:object-count="0" meta:page-count="1" meta:paragraph-count="11" meta:word-count="74" meta:character-count="456" meta:non-whitespace-character-count="402"/>
    <meta:generator>LibreOffice/24.8.0.3$MacOSX_X86_64 LibreOffice_project/0bdf1299c94fe897b119f97f3c613e9dca6be583</meta:generator>
  </office:meta>
</office:document-meta>
</file>